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" svg:font-family="'Anonymice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318cm" svg:height="2.792cm" svg:x="1.508cm" svg:y="5.699cm">
          <text:p text:style-name="P1">Spout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7" draw:id="id7" draw:layer="layout" svg:width="4.318cm" svg:height="2.792cm" svg:x="1.635cm" svg:y="11.541cm">
          <text:p text:style-name="P1">Spout</text:p>
          <draw:enhanced-geometry svg:viewBox="0 0 21600 21600" draw:mirror-horizontal="false" draw:mirror-vertical="false" draw:text-areas="0 0 21600 21600" draw:type="pentagon-right" draw:modifiers="18749.34012502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826cm" svg:height="2.792cm" svg:x="9.509cm" svg:y="2.143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4.826cm" svg:height="2.792cm" svg:x="9.509cm" svg:y="8.493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826cm" svg:height="2.792cm" svg:x="9.51cm" svg:y="2.144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4.826cm" svg:height="2.792cm" svg:x="9.509cm" svg:y="15.353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826cm" svg:height="2.792cm" svg:x="17.51cm" svg:y="12.432cm">
          <text:p text:style-name="P1">Bol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683cm" svg:height="2.792cm" svg:x="18.018cm" svg:y="2.143cm">
          <text:p text:style-name="P1">Hash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4.336cm" svg:y1="3.54cm" svg:x2="18.018cm" svg:y2="3.539cm" draw:start-shape="id1" draw:start-glue-point="1" draw:end-shape="id2" draw:end-glue-point="6" svg:d="M14336 3540h1841v-1h1841" svg:viewBox="0 0 3683 2">
          <text:p/>
        </draw:connector>
        <draw:custom-shape draw:style-name="gr1" draw:text-style-name="P1" xml:id="id4" draw:id="id4" draw:layer="layout" svg:width="4.572cm" svg:height="2.792cm" svg:x="17.637cm" svg:y="8.495cm">
          <text:p text:style-name="P1">Database</text:p>
          <draw:enhanced-geometry svg:viewBox="0 0 88 21600" draw:glue-points="44 ?f6 44 0 0 10800 44 21600 88 10800" draw:text-areas="0 ?f6 88 ?f3" draw:type="can" draw:modifiers="3646.7532467532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9.923cm" svg:y1="12.432cm" svg:x2="19.923cm" svg:y2="11.287cm" draw:start-shape="id3" draw:start-glue-point="0" draw:end-shape="id4" draw:end-glue-point="7" svg:d="M19923 12432v-1145" svg:viewBox="0 0 1 1146">
          <text:p/>
        </draw:connector>
        <draw:connector draw:style-name="gr4" draw:text-style-name="P1" draw:layer="layout" draw:type="line" svg:x1="5.826cm" svg:y1="7.095cm" svg:x2="9.51cm" svg:y2="3.54cm" draw:start-shape="id5" draw:start-glue-point="1" draw:end-shape="id1" draw:end-glue-point="3" svg:d="M5826 7095l3684-3555" svg:viewBox="0 0 3685 3556">
          <text:p/>
        </draw:connector>
        <draw:connector draw:style-name="gr4" draw:text-style-name="P1" draw:layer="layout" draw:type="line" svg:x1="5.826cm" svg:y1="7.095cm" svg:x2="9.509cm" svg:y2="9.889cm" draw:start-shape="id5" draw:start-glue-point="1" draw:end-shape="id6" draw:end-glue-point="3" svg:d="M5826 7095l3683 2794" svg:viewBox="0 0 3684 2795">
          <text:p/>
        </draw:connector>
        <draw:connector draw:style-name="gr4" draw:text-style-name="P1" draw:layer="layout" draw:type="line" svg:x1="5.953cm" svg:y1="12.937cm" svg:x2="9.509cm" svg:y2="16.749cm" draw:start-shape="id7" draw:start-glue-point="1" draw:end-shape="id8" draw:end-glue-point="3" svg:d="M5953 12937l3556 3812" svg:viewBox="0 0 3557 3813">
          <text:p/>
        </draw:connector>
        <draw:connector draw:style-name="gr4" draw:text-style-name="P1" draw:layer="layout" draw:type="line" svg:x1="14.335cm" svg:y1="9.889cm" svg:x2="17.51cm" svg:y2="13.828cm" draw:start-shape="id6" draw:end-shape="id3" svg:d="M14335 9889l3175 3939" svg:viewBox="0 0 3176 3940">
          <text:p/>
        </draw:connector>
        <draw:connector draw:style-name="gr4" draw:text-style-name="P1" draw:layer="layout" draw:type="line" svg:x1="14.335cm" svg:y1="16.749cm" svg:x2="17.51cm" svg:y2="13.828cm" draw:start-shape="id8" draw:start-glue-point="1" draw:end-shape="id3" draw:end-glue-point="3" svg:d="M14335 16749l3175-2921" svg:viewBox="0 0 3176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ice Powerline" svg:font-family="'Anonymice Powerlin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4:37:07.305272547</meta:creation-date>
    <dc:date>2015-06-08T14:43:40.480337396</dc:date>
    <meta:editing-duration>P0D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